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style:text-outline="false" style:text-line-through-style="none" style:text-line-through-type="none" style:font-name="ArialMT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normal" style:font-name-complex="Mangal" style:font-size-complex="10.19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831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2" svg:width="17.006cm" svg:height="1.463cm" svg:x="0.056cm" svg:y="1.935cm"><draw:text-box><text:p text:style-name="P1"><text:span text:style-name="T1">Qu'est-ce que j'ai fait depuis la dernière fois?</text:span></text:p></draw:text-box></draw:frame><draw:frame text:anchor-type="paragraph" draw:z-index="1" draw:style-name="gr2" draw:text-style-name="P2" svg:width="16.934cm" svg:height="1.419cm" svg:x="0.081cm" svg:y="9.985cm"><draw:text-box><text:p text:style-name="P1"><text:span text:style-name="T1">Qu'est-ce que je vais faire jusqu'au prochain meeting ?</text:span></text:p></draw:text-box></draw:frame><draw:frame text:anchor-type="paragraph" draw:z-index="2" draw:style-name="gr3" draw:text-style-name="P2" svg:width="17.006cm" svg:height="1.602cm" svg:x="0.009cm" svg:y="17.933cm"><draw:text-box><text:p text:style-name="P1"><text:span text:style-name="T1">Est-ce que j'ai rencontré un obstacle, quel est il?</text:span></text:p></draw:text-box></draw:frame><draw:frame text:anchor-type="paragraph" draw:z-index="3" draw:style-name="gr1" draw:text-style-name="P3" svg:width="6.185cm" svg:height="1.463cm" svg:x="0.104cm" svg:y="0.191cm"><draw:text-box><text:p><text:span text:style-name="T2">BODEREAU Valentin</text:span></text:p></draw:text-box></draw:frame><draw:frame text:anchor-type="paragraph" draw:z-index="4" draw:style-name="gr1" draw:text-style-name="P3" svg:width="8.757cm" svg:height="1.463cm" svg:x="8.259cm" svg:y="0.093cm"><draw:text-box><text:p><text:span text:style-name="T2">Sprint 0</text:span></text:p><text:p><text:span text:style-name="T2">Date du daily scrum :24/09/2014</text:span></text:p></draw:text-box></draw:frame><draw:frame text:anchor-type="paragraph" draw:z-index="5" draw:style-name="gr4" draw:text-style-name="P3" svg:width="16.909cm" svg:height="6.231cm" svg:x="0.056cm" svg:y="3.295cm"><draw:text-box><text:p><text:span text:style-name="T2">J'ai planifié les tâches.</text:span></text:p><text:p><text:span text:style-name="T2"/></text:p><text:p><text:span text:style-name="T2">J'ai vérifié que les tâches avaient bien était réalisées.</text:span></text:p><text:p><text:span text:style-name="T2"/></text:p><text:p><text:span text:style-name="T2">Kanban, Burndown Chart.</text:span></text:p></draw:text-box></draw:frame><draw:frame text:anchor-type="paragraph" draw:z-index="6" draw:style-name="gr4" draw:text-style-name="P3" svg:width="16.909cm" svg:height="6.231cm" svg:x="0.009cm" svg:y="11.185cm"><draw:text-box><text:p><text:span text:style-name="T2">Tester le Git.</text:span></text:p><text:p><text:span text:style-name="T2"/></text:p><text:p><text:span text:style-name="T2">Faire le Wiki.</text:span></text:p><text:p><text:span text:style-name="T2"/></text:p><text:p><text:span text:style-name="T2">Comprendre le SDK de la table PixelSense.</text:span></text:p></draw:text-box></draw:frame><draw:frame text:anchor-type="paragraph" draw:z-index="7" draw:style-name="gr4" draw:text-style-name="P3" svg:width="16.909cm" svg:height="6.231cm" svg:x="0.009cm" svg:y="19.339cm"><draw:text-box><text:p><text:span text:style-name="T2">L'estimation du temps pour les tâches. </text:span></text:p><text:p><text:span text:style-name="T2"/></text:p><text:p><text:span text:style-name="T2">Manque de matériel pour tester l'imprimante 3d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1" svg:font-family="ArialMT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b</meta:initial-creator>
    <meta:creation-date>2014-09-21T17:43:02.65</meta:creation-date>
    <dc:date>2014-09-24T13:55:01.932000000</dc:date>
    <meta:editing-duration>PT9M58S</meta:editing-duration>
    <meta:editing-cycles>3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